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C8000000C88290A6D8.png" manifest:media-type="image/png"/>
  <manifest:file-entry manifest:full-path="Pictures/10000000000000C8000000C87DEC4386.png" manifest:media-type="image/png"/>
  <manifest:file-entry manifest:full-path="Pictures/10000000000000C8000000C821AFB3E8.png" manifest:media-type="image/png"/>
  <manifest:file-entry manifest:full-path="Pictures/10000000000000C8000000C804A4E54D.png" manifest:media-type="image/png"/>
  <manifest:file-entry manifest:full-path="Pictures/10000000000000C8000000C8797F4528.png" manifest:media-type="image/png"/>
  <manifest:file-entry manifest:full-path="Pictures/10000000000000C8000000C89967E651.png" manifest:media-type="image/png"/>
  <manifest:file-entry manifest:full-path="Pictures/10000000000000C8000000C80DC03E17.png" manifest:media-type="image/png"/>
  <manifest:file-entry manifest:full-path="Pictures/10000000000000C8000000C8C3A12397.png" manifest:media-type="image/png"/>
  <manifest:file-entry manifest:full-path="Pictures/10000000000000C8000000C8BC22212E.png" manifest:media-type="image/png"/>
  <manifest:file-entry manifest:full-path="Pictures/10000000000000C8000000C83F8D732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break-before="page"/>
    </style:style>
    <style:style style:name="T1" style:family="text">
      <style:text-properties officeooo:rsid="001d98b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6.5cm" svg:y="9.999cm" svg:width="6.001cm" svg:height="6.001cm" draw:z-index="13"><draw:image xlink:href="Pictures/10000000000000C8000000C83F8D7325.png" xlink:type="simple" xlink:show="embed" xlink:actuate="onLoad"/></draw:frame></text:p>
      <text:p text:style-name="P2"><draw:frame draw:style-name="fr1" draw:name="Image2" text:anchor-type="paragraph" svg:x="6.5cm" svg:y="9.999cm" svg:width="6.001cm" svg:height="6.001cm" draw:z-index="0"><draw:image xlink:href="Pictures/10000000000000C8000000C8C3A12397.png" xlink:type="simple" xlink:show="embed" xlink:actuate="onLoad"/></draw:frame></text:p>
      <text:p text:style-name="P2"><draw:frame draw:style-name="fr1" draw:name="Image3" text:anchor-type="paragraph" svg:x="6.5cm" svg:y="9.999cm" svg:width="6.001cm" svg:height="6.001cm" draw:z-index="1"><draw:image xlink:href="Pictures/10000000000000C8000000C80DC03E17.png" xlink:type="simple" xlink:show="embed" xlink:actuate="onLoad"/></draw:frame></text:p>
      <text:p text:style-name="P2"><draw:frame draw:style-name="fr1" draw:name="Image4" text:anchor-type="paragraph" svg:x="6.5cm" svg:y="9.999cm" svg:width="6.001cm" svg:height="6.001cm" draw:z-index="2"><draw:image xlink:href="Pictures/10000000000000C8000000C8BC22212E.png" xlink:type="simple" xlink:show="embed" xlink:actuate="onLoad"/></draw:frame></text:p>
      <text:p text:style-name="P2"><draw:frame draw:style-name="fr1" draw:name="Image5" text:anchor-type="paragraph" svg:x="6.5cm" svg:y="9.999cm" svg:width="6.001cm" svg:height="6.001cm" draw:z-index="3"><draw:image xlink:href="Pictures/10000000000000C8000000C8797F4528.png" xlink:type="simple" xlink:show="embed" xlink:actuate="onLoad"/></draw:frame></text:p>
      <text:p text:style-name="P2"><draw:frame draw:style-name="fr1" draw:name="Image6" text:anchor-type="paragraph" svg:x="6.5cm" svg:y="9.999cm" svg:width="6.001cm" svg:height="6.001cm" draw:z-index="4"><draw:image xlink:href="Pictures/10000000000000C8000000C89967E651.png" xlink:type="simple" xlink:show="embed" xlink:actuate="onLoad"/></draw:frame></text:p>
      <text:p text:style-name="P2"><draw:frame draw:style-name="fr1" draw:name="Image7" text:anchor-type="paragraph" svg:x="6.5cm" svg:y="9.999cm" svg:width="6.001cm" svg:height="6.001cm" draw:z-index="5"><draw:image xlink:href="Pictures/10000000000000C8000000C804A4E54D.png" xlink:type="simple" xlink:show="embed" xlink:actuate="onLoad"/></draw:frame></text:p>
      <text:p text:style-name="P2"><draw:frame draw:style-name="fr1" draw:name="Image8" text:anchor-type="paragraph" svg:x="6.5cm" svg:y="9.999cm" svg:width="6.001cm" svg:height="6.001cm" draw:z-index="6"><draw:image xlink:href="Pictures/10000000000000C8000000C821AFB3E8.png" xlink:type="simple" xlink:show="embed" xlink:actuate="onLoad"/></draw:frame></text:p>
      <text:p text:style-name="P2"><draw:frame draw:style-name="fr1" draw:name="Image9" text:anchor-type="paragraph" svg:x="6.5cm" svg:y="9.999cm" svg:width="6.001cm" svg:height="6.001cm" draw:z-index="7"><draw:image xlink:href="Pictures/10000000000000C8000000C87DEC4386.png" xlink:type="simple" xlink:show="embed" xlink:actuate="onLoad"/></draw:frame></text:p>
      <text:p text:style-name="P2"><draw:frame draw:style-name="fr1" draw:name="Image10" text:anchor-type="paragraph" svg:x="6.5cm" svg:y="9.999cm" svg:width="6.001cm" svg:height="6.001cm" draw:z-index="8"><draw:image xlink:href="Pictures/10000000000000C8000000C88290A6D8.png" xlink:type="simple" xlink:show="embed" xlink:actuate="onLoad"/></draw:frame></text:p>
      <text:p text:style-name="P2"><draw:frame draw:style-name="fr1" draw:name="Image11" text:anchor-type="paragraph" svg:x="2.72cm" svg:y="6.186cm" svg:width="6.001cm" svg:height="6.001cm" draw:z-index="9"><draw:image xlink:href="Pictures/10000000000000C8000000C83F8D7325.png" xlink:type="simple" xlink:show="embed" xlink:actuate="onLoad"/></draw:frame><draw:frame draw:style-name="fr1" draw:name="Image12" text:anchor-type="paragraph" svg:x="10.317cm" svg:y="6.211cm" svg:width="6.001cm" svg:height="6.001cm" draw:z-index="10"><draw:image xlink:href="Pictures/10000000000000C8000000C8C3A12397.png" xlink:type="simple" xlink:show="embed" xlink:actuate="onLoad"/></draw:frame><draw:frame draw:style-name="fr1" draw:name="Image13" text:anchor-type="paragraph" svg:x="2.697cm" svg:y="13.753cm" svg:width="6.001cm" svg:height="6.001cm" draw:z-index="11"><draw:image xlink:href="Pictures/10000000000000C8000000C80DC03E17.png" xlink:type="simple" xlink:show="embed" xlink:actuate="onLoad"/></draw:frame><draw:frame draw:style-name="fr1" draw:name="Image14" text:anchor-type="paragraph" svg:x="10.289cm" svg:y="13.815cm" svg:width="6.001cm" svg:height="6.001cm" draw:z-index="12"><draw:image xlink:href="Pictures/10000000000000C8000000C8BC22212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1d98b3"/>
    </style:style>
    <style:page-layout style:name="Mpm1">
      <style:page-layout-properties fo:page-width="21.001cm" fo:page-height="29.7cm" style:num-format="1" style:print-orientation="portrait" fo:margin-top="2cm" fo:margin-bottom="1.125cm" fo:margin-left="1.034cm" fo:margin-right="1.06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088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ArucoMarker Dictionary 0, 56mm, Marker </text:span><text:page-number text:select-page="current" text:page-adjust="-1">1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2T08:35:40.937000000</meta:creation-date>
    <dc:date>2016-06-12T09:35:28.747000000</dc:date>
    <meta:editing-duration>PT25M59S</meta:editing-duration>
    <meta:editing-cycles>4</meta:editing-cycles>
    <meta:generator>LibreOffice/4.4.2.2$Windows_x86 LibreOffice_project/c4c7d32d0d49397cad38d62472b0bc8acff48dd6</meta:generator>
    <meta:document-statistic meta:table-count="0" meta:image-count="14" meta:object-count="0" meta:page-count="11" meta:paragraph-count="1" meta:word-count="6" meta:character-count="40" meta:non-whitespace-character-count="35"/>
  </office:meta>
</office:document-meta>
</file>